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line-height="90%" fo:text-align="start" fo:text-indent="0cm" style:punctuation-wrap="hanging" style:writing-mode="lr-tb"/>
      <style:text-properties fo:hyphenate="false"/>
    </style:style>
    <style:style style:name="P3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0.963cm" svg:y="4.914cm" presentation:class="outline" presentation:user-transformed="true">
          <draw:text-box>
            <text:p text:style-name="P2"><text:span text:style-name="T1">En moins de 8 minutes </text:span></text:p>
            <text:p text:style-name="P2"><text:span text:style-name="T1">Une seule reprise en cas d’erreur </text:span></text:p>
            <text:p text:style-name="P2"><text:span text:style-name="T1">Segment de reference, segment de déplacement, mur </text:span></text:p>
            <text:p text:style-name="P2"><text:span text:style-name="T1">Phase scan </text:span></text:p>
            <text:p text:style-name="P3"><text:span text:style-name="T2">Nom sur l’écran LCD </text:span></text:p>
            <text:p text:style-name="P3"><text:span text:style-name="T2">3 seconde rien après écrans </text:span></text:p>
            <text:p text:style-name="P3"><text:span text:style-name="T2">Avance sur ruban </text:span></text:p>
            <text:p text:style-name="P3"><text:span text:style-name="T2">À M1, LED rouge et capteurs de distance </text:span></text:p>
            <text:p text:style-name="P3"><text:span text:style-name="T2">Mesure de distance entre M1 et M2 </text:span></text:p>
            <text:p text:style-name="P3"><text:span text:style-name="T2">Robot suit le ruban noir </text:span></text:p>
            <text:p text:style-name="P3"><text:span text:style-name="T2">De M1 à B, sens horaire, A, sens horaire, centre de rotation sur C, sens anti-horaire, de C à E, sens anti horaire, D, sens anti horaire centre de rotation sur F, sens horaire, de F à M2, arrête plus led eteint plus affichage de longueur total des parois entre M1 et M2 sur deux lignes (GAUCHE: x cm _endl_ DROITE: y cm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1">
              <text:list-item>
                <text:p>En 8 min </text:p>
              </text:list-item>
              <text:list-item>
                <text:p>Une seul reprise en cas d’erreur</text:p>
              </text:list-item>
              <text:list-item>
                <text:p>Longueur des deux murs <text:s/></text:p>
              </text:list-item>
              <text:list-item>
                <text:p>Robot suit le ruban noi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ase scan 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1">
              <text:list-item>
                <text:p>Afficher le nom sur LCD </text:p>
              </text:list-item>
              <text:list-item>
                <text:p>Après, att 3 sec </text:p>
              </text:list-item>
              <text:list-item>
                <text:p>Avance jusqu’à B, après M1 : led rouge et scan</text:p>
              </text:list-item>
              <text:list-item>
                <text:p>Après M2 : led off, scan off et affichage (<text:span text:style-name="T2">GAUCHE: x cm _endl_ DROITE: y cm) </text:span>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put and output 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1">
              <text:list-item>
                <text:p>Input</text:p>
                <text:list>
                  <text:list-item>
                    <text:p>2 MW sensors </text:p>
                  </text:list-item>
                  <text:list-item>
                    <text:p>5 FL sensors </text:p>
                  </text:list-item>
                  <text:list-item>
                    <text:p>Button</text:p>
                  </text:list-item>
                </text:list>
              </text:list-item>
              <text:list-item>
                <text:p>Output <text:s text:c="2"/></text:p>
                <text:list>
                  <text:list-item>
                    <text:p>LCD screens </text:p>
                  </text:list-item>
                  <text:list-item>
                    <text:p>Wheels </text:p>
                  </text:list-item>
                  <text:list-item>
                    <text:p>RS232 </text:p>
                  </text:list-item>
                  <text:list-item>
                    <text:p>Led </text:p>
                  </text:list-item>
                  <text:list-item>
                    <text:p>Sound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tes 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1">
              <text:list-item>
                <text:p>Init </text:p>
                <text:list>
                  <text:list-item>
                    <text:p>Show name </text:p>
                  </text:list-item>
                  <text:list-item>
                    <text:p>Wait 3 sec </text:p>
                  </text:list-item>
                </text:list>
              </text:list-item>
              <text:list-item>
                <text:p>Scan1 </text:p>
                <text:list>
                  <text:list-item>
                    <text:p>If (+++++) isScan = true </text:p>
                  </text:list-item>
                  <text:list-item>
                    <text:p>If (-++++)isDroite = true </text:p>
                  </text:list-item>
                  <text:list-item>
                    <text:p>If (++++-) isGauche = true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2T13:30:22.170542727</meta:creation-date>
    <dc:date>2018-11-12T18:22:34.972711821</dc:date>
    <meta:editing-duration>PT3H41M20S</meta:editing-duration>
    <meta:editing-cycles>1</meta:editing-cycles>
    <meta:document-statistic meta:object-count="45"/>
    <meta:generator>LibreOffice/5.1.6.2$Linux_x86 LibreOffice_project/10m0$Build-2</meta:generator>
  </office:meta>
</office:document-meta>
</file>